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標楷體" svg:font-family="標楷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表格1" style:family="table">
      <style:table-properties style:width="13.905cm" fo:margin-left="1.528cm" table:align="left"/>
    </style:style>
    <style:style style:name="表格1.A" style:family="table-column">
      <style:table-column-properties style:column-width="13.905cm"/>
    </style:style>
    <style:style style:name="表格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標楷體" fo:font-size="70pt" style:font-name-asian="標楷體" style:font-size-asian="70pt" style:font-size-complex="70pt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2.8500003814697pt" style:font-name-asian="標楷體" style:font-size-asian="20pt" style:font-size-complex="22.8500003814697pt"/>
    </style:style>
    <style:style style:name="P3" style:family="paragraph" style:parent-style-name="Standard">
      <style:paragraph-properties fo:text-align="start" style:justify-single-word="false"/>
      <style:text-properties style:font-name="標楷體" fo:font-size="22.8500003814697pt" officeooo:paragraph-rsid="001bb328" style:font-name-asian="標楷體" style:font-size-asian="20pt" style:font-size-complex="22.8500003814697pt"/>
    </style:style>
    <style:style style:name="P4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5" style:family="paragraph" style:parent-style-name="Standard">
      <style:paragraph-properties fo:text-align="start" style:justify-single-word="false"/>
      <style:text-properties style:font-name="標楷體" fo:font-size="20pt" officeooo:paragraph-rsid="001bb328" style:font-name-asian="標楷體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標楷體" fo:font-size="20pt" officeooo:paragraph-rsid="0023ec04" style:font-name-asian="標楷體" style:font-size-asian="20pt" style:font-size-complex="20pt"/>
    </style:style>
    <style:style style:name="P7" style:family="paragraph" style:parent-style-name="Standard">
      <style:paragraph-properties fo:text-align="end" style:justify-single-word="false"/>
      <style:text-properties style:font-name="標楷體" fo:font-size="20pt" officeooo:rsid="001bb328" officeooo:paragraph-rsid="001bb328" style:font-name-asian="標楷體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標楷體" fo:font-size="50pt" officeooo:paragraph-rsid="001bb328" style:font-name-asian="標楷體" style:font-size-asian="50pt" style:font-size-complex="50pt"/>
    </style:style>
    <style:style style:name="P9" style:family="paragraph" style:parent-style-name="Standard">
      <style:paragraph-properties fo:text-align="end" style:justify-single-word="false"/>
      <style:text-properties style:font-name="標楷體" fo:font-size="5.69999980926514pt" officeooo:rsid="001bb328" officeooo:paragraph-rsid="001bb328" style:font-name-asian="標楷體" style:font-size-asian="5pt" style:font-size-complex="5.69999980926514pt"/>
    </style:style>
    <style:style style:name="P10" style:family="paragraph" style:parent-style-name="Table_20_Contents">
      <style:paragraph-properties fo:text-align="start" style:justify-single-word="false"/>
      <style:text-properties style:font-name="標楷體" fo:font-size="30pt" officeooo:rsid="001bb328" officeooo:paragraph-rsid="001bb328" style:font-name-asian="標楷體" style:font-size-asian="30pt" style:font-size-complex="30pt"/>
    </style:style>
    <style:style style:name="P11" style:family="paragraph" style:parent-style-name="Table_20_Contents">
      <style:paragraph-properties fo:text-align="start" style:justify-single-word="false"/>
      <style:text-properties style:font-name="標楷體" fo:font-size="30pt" style:font-name-asian="標楷體" style:font-size-asian="30pt" style:font-size-complex="30pt"/>
    </style:style>
    <style:style style:name="P12" style:family="paragraph" style:parent-style-name="Table_20_Contents">
      <style:paragraph-properties fo:text-align="start" style:justify-single-word="false"/>
      <style:text-properties style:font-name="標楷體" fo:font-size="30pt" officeooo:paragraph-rsid="001bb328" style:font-name-asian="標楷體" style:font-size-asian="30pt" style:font-size-complex="30pt"/>
    </style:style>
    <style:style style:name="T1" style:family="text">
      <style:text-properties officeooo:rsid="001bb328"/>
    </style:style>
    <style:style style:name="T2" style:family="text">
      <style:text-properties officeooo:rsid="002250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獎 狀</text:p>
      <text:p text:style-name="P2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查 {{年班同學}}</text:p>
          </table:table-cell>
        </table:table-row>
        <table:table-row>
          <table:table-cell table:style-name="表格1.A1" office:value-type="string">
            <text:p text:style-name="P11">參加<text:span text:style-name="T1">{{運動會名稱}}</text:span></text:p>
          </table:table-cell>
        </table:table-row>
        <table:table-row>
          <table:table-cell table:style-name="表格1.A1" office:value-type="string">
            <text:p text:style-name="P11">表現優異</text:p>
          </table:table-cell>
        </table:table-row>
        <table:table-row>
          <table:table-cell table:style-name="表格1.A1" office:value-type="string">
            <text:p text:style-name="P11"/>
          </table:table-cell>
        </table:table-row>
        <table:table-row>
          <table:table-cell table:style-name="表格1.A1" office:value-type="string">
            <text:p text:style-name="P11">組別：<text:span text:style-name="T1">{{組別}}</text:span></text:p>
          </table:table-cell>
        </table:table-row>
        <table:table-row>
          <table:table-cell table:style-name="表格1.A1" office:value-type="string">
            <text:p text:style-name="P11">項目：<text:span text:style-name="T1">{{項目}}</text:span></text:p>
          </table:table-cell>
        </table:table-row>
        <table:table-row>
          <table:table-cell table:style-name="表格1.A1" office:value-type="string">
            <text:p text:style-name="P11">名次：<text:span text:style-name="T1">{{名次}}</text:span></text:p>
          </table:table-cell>
        </table:table-row>
        <table:table-row>
          <table:table-cell table:style-name="表格1.A1" office:value-type="string">
            <text:p text:style-name="P11">成績：<text:span text:style-name="T1">{{成績}}</text:span></text:p>
          </table:table-cell>
        </table:table-row>
        <table:table-row>
          <table:table-cell table:style-name="表格1.A1" office:value-type="string">
            <text:p text:style-name="P11"/>
          </table:table-cell>
        </table:table-row>
        <table:table-row>
          <table:table-cell table:style-name="表格1.A1" office:value-type="string">
            <text:p text:style-name="P12">特頒此狀 以資鼓勵</text:p>
          </table:table-cell>
        </table:table-row>
      </table:table>
      <text:p text:style-name="P4"/>
      <text:p text:style-name="P4"/>
      <text:p text:style-name="P4"/>
      <text:p text:style-name="P5"><text:s text:c="24"/>彰化縣測試鎮測試國民小學</text:p>
      <text:p text:style-name="P6"><text:s text:c="19"/>校長 <text:s text:c="10"/></text:p>
      <text:p text:style-name="P8"><text:s text:c="11"/>王大頭</text:p>
      <text:p text:style-name="P3"/>
      <text:p text:style-name="P9"/>
      <text:p text:style-name="P7">{{日期}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標楷體" svg:font-family="標楷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0:12:10.911947139</meta:creation-date>
    <dc:date>2021-01-05T10:35:38.320463780</dc:date>
    <meta:editing-duration>PT20M31S</meta:editing-duration>
    <meta:editing-cycles>10</meta:editing-cycles>
    <meta:generator>LibreOffice/6.4.6.2$Linux_X86_64 LibreOffice_project/40$Build-2</meta:generator>
    <meta:document-statistic meta:table-count="1" meta:image-count="0" meta:object-count="0" meta:page-count="1" meta:paragraph-count="13" meta:word-count="79" meta:character-count="161" meta:non-whitespace-character-count="93"/>
  </office:meta>
</office:document-meta>
</file>